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64 Pro Mono" svg:font-family="'C64 Pro Mono'" style:font-family-generic="modern" style:font-pitch="variable"/>
    <style:font-face style:name="C64 Pro Mono1" svg:font-family="'C64 Pro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2a6099" draw:textarea-horizontal-align="justify" draw:textarea-vertical-align="middle" draw:auto-grow-height="false" fo:min-height="4.138cm" fo:min-width="4.163cm" fo:padding-top="0.4cm"/>
      <style:paragraph-properties style:writing-mode="lr-tb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3.812cm" fo:min-width="3.562cm" fo:padding-top="0.5cm"/>
      <style:paragraph-properties style:writing-mode="lr-tb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3.437cm" fo:min-width="3.562cm" fo:padding-top="0.5cm"/>
      <style:paragraph-properties style:writing-mode="lr-tb"/>
    </style:style>
    <style:style style:name="P1" style:family="paragraph">
      <style:paragraph-properties fo:text-align="center" style:writing-mode="lr-tb"/>
      <style:text-properties fo:color="#729fcf" loext:opacity="100%" style:text-position="super 58%" style:font-name="C64 Pro Mono1" fo:font-size="96pt" style:font-size-asian="96pt" style:font-size-complex="96pt"/>
    </style:style>
    <style:style style:name="P2" style:family="paragraph">
      <loext:graphic-properties draw:fill-color="#2a6099"/>
      <style:paragraph-properties fo:text-align="center" style:writing-mode="lr-tb"/>
      <style:text-properties fo:color="#729fcf" loext:opacity="100%" loext:color-lum-mod="100%" loext:color-lum-off="0%" style:text-position="super 58%" style:font-name="C64 Pro Mono1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color="#b4c7dc" loext:opacity="100%" style:font-name="C64 Pro Mono1" fo:font-size="96pt" style:font-size-asian="96pt" style:font-size-complex="96pt"/>
    </style:style>
    <style:style style:name="P4" style:family="paragraph">
      <loext:graphic-properties draw:fill-color="#2a6099"/>
      <style:paragraph-properties fo:text-align="center" style:writing-mode="lr-tb"/>
      <style:text-properties fo:color="#b4c7dc" loext:opacity="100%" loext:color-lum-mod="100%" loext:color-lum-off="0%" style:font-name="C64 Pro Mono1" fo:font-size="96pt" style:font-size-asian="96pt" style:font-size-complex="96pt"/>
    </style:style>
    <style:style style:name="P5" style:family="paragraph">
      <loext:graphic-properties draw:fill-color="#ff0000"/>
      <style:paragraph-properties fo:text-align="center" style:writing-mode="lr-tb"/>
      <style:text-properties fo:color="#b4c7dc" loext:opacity="100%" loext:color-lum-mod="100%" loext:color-lum-off="0%" style:font-name="C64 Pro Mono1" fo:font-size="96pt" style:font-size-asian="96pt" style:font-size-complex="96pt"/>
    </style:style>
    <style:style style:name="T1" style:family="text">
      <style:text-properties fo:color="#729fcf" loext:opacity="100%" style:text-position="super 58%" style:font-name="C64 Pro Mono1" fo:font-size="96pt" style:font-size-asian="96pt" style:font-size-complex="96pt"/>
    </style:style>
    <style:style style:name="T2" style:family="text">
      <style:text-properties fo:color="#b4c7dc" loext:opacity="100%" style:font-name="C64 Pro Mono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63cm" svg:height="4.663cm" svg:x="6.75cm" svg:y="10.337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cm" svg:height="4.5cm" svg:x="6.25cm" svg:y="17.25cm">
          <text:p text:style-name="P3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5cm" svg:height="4.5cm" svg:x="12.5cm" svg:y="17.5cm">
          <text:p text:style-name="P3"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64 Pro Mono" svg:font-family="'C64 Pro Mono'" style:font-family-generic="modern" style:font-pitch="variable"/>
    <style:font-face style:name="C64 Pro Mono1" svg:font-family="'C64 Pro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2T12:07:44.585000000</meta:creation-date>
    <dc:date>2023-12-12T12:25:16.696000000</dc:date>
    <meta:editing-duration>PT6M51S</meta:editing-duration>
    <meta:editing-cycles>4</meta:editing-cycles>
    <meta:generator>LibreOffice/7.4.7.2$Windows_X86_64 LibreOffice_project/723314e595e8007d3cf785c16538505a1c878ca5</meta:generator>
    <meta:document-statistic meta:object-count="3"/>
  </office:meta>
</office:document-meta>
</file>